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Title" style:master-page-name="MP0">
      <style:paragraph-properties style:page-number="auto" fo:break-before="page"/>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1"/>
    <style:style style:name="P4" style:family="paragraph" style:parent-style-name="Standard">
      <style:paragraph-properties fo:margin-top="0in" fo:margin-bottom="0.1965in" style:contextual-spacing="fals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paragraph-properties fo:margin-top="0in" fo:margin-bottom="0in" style:contextual-spacing="false"/>
    </style:style>
    <style:style style:name="P10" style:family="paragraph" style:parent-style-name="Text_20_body" style:list-style-name="L6"/>
    <style:style style:name="T1" style:family="text">
      <style:text-properties officeooo:rsid="001ef922"/>
    </style:style>
    <style:style style:name="T2" style:family="text">
      <style:text-properties officeooo:rsid="0020657a"/>
    </style:style>
    <text:list-style style:name="L1">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ffic Project</text:p>
      <text:p text:style-name="P2">Problem statement:</text:p>
      <text:p text:style-name="Text_20_body">For a given budget, how fast <text:span text:style-name="T1">and/or convenient</text:span> can we make peoples commute from Frederick County to D.C. using trains and autonomous road vehicles</text:p>
      <text:p text:style-name="Text_20_body"/>
      <text:p text:style-name="P2">Solution design details:</text:p>
      <text:p text:style-name="Text_20_body">Robo-taxis are summoned by people to their house and then they take them to a bus station.</text:p>
      <text:p text:style-name="Text_20_body">Bus stations connect other bus stations and train stations</text:p>
      <text:p text:style-name="Text_20_body">Train stations connect other train station and high-speed rail stations</text:p>
      <text:p text:style-name="Text_20_body">The high-speed rail will go from Frederick to D.C.</text:p>
      <text:p text:style-name="P2">Simulation model details:</text:p>
      <text:p text:style-name="Text_20_body"><text:tab/>Commuters arrive to bus station nodes <text:span text:style-name="T2">in</text:span> Robo-taxis vi<text:span text:style-name="T2">a</text:span> an arrival distribution with a starting wait time based on a different distribution. They then calculate the next node in their journey and are grouped with other commuters who share the next node. They get ungrouped at each destination node so they can be regrouped with different commuters who share the same next destination node. This is repeated until the commuter arrives at their destination.</text:p>
      <text:p text:style-name="Text_20_body"><text:tab/><text:span text:style-name="T2">Nodes have node connections connecting them which represent different modes of transport (i.e. a bus line or train line). Node connections also have a distance value assigned to them to determine the travel time.</text:span></text:p>
      <text:p text:style-name="P2">Quantities of interest:</text:p>
      <text:list text:style-name="L1">
        <text:list-item>
          <text:p text:style-name="P3">Average travel time / travel distance</text:p>
        </text:list-item>
        <text:list-item>
          <text:p text:style-name="P3">Estimated cost of the system (perhaps as a percentage of the given budget)</text:p>
        </text:list-item>
      </text:list>
      <text:p text:style-name="P2">Cost of infrastructure:</text:p>
      <text:p text:style-name="P4">Track Construction: $35 million per mile </text:p>
      <text:list text:style-name="L2">
        <text:list-item>
          <text:p text:style-name="P5">Florida's Brightline rail extension cost $35 million per mile</text:p>
        </text:list-item>
      </text:list>
      <text:p text:style-name="Text_20_body">Trainsets: $30 million per trainset. </text:p>
      <text:list text:style-name="L3">
        <text:list-item>
          <text:p text:style-name="P6">for 200 new railcars for Chicago's Metra commuter rail cost $773.4 million, about $3.86 million per car. A standard 7-car trainset would cost $27 million.</text:p>
        </text:list-item>
      </text:list>
      <text:p text:style-name="Text_20_body">Train Stations: $30 million per station </text:p>
      <text:list text:style-name="L4">
        <text:list-item>
          <text:p text:style-name="P7">Metra's new Peterson/Ridge station in Chicago cost approximately $30 million, and the new Auburn Park station cost $28.2 million.</text:p>
        </text:list-item>
      </text:list>
      <text:p text:style-name="Text_20_body"><text:soft-page-break/>Robotaxi: $40,000 per vehicle </text:p>
      <text:list text:style-name="L5">
        <text:list-item>
          <text:p text:style-name="P8">Current autonomous vehicle (like a Waymo) is estimated to cost around $200,000. Applying the 5-to-10x cost reduction from the course notes gives this projected future cost.</text:p>
        </text:list-item>
      </text:list>
      <text:p text:style-name="Text_20_body">Robo-bus: $163,000 per bus. </text:p>
      <text:list text:style-name="L6">
        <text:list-item>
          <text:p text:style-name="P9">“The hardware that is installed on those vehicles costs between US $70,000 and $100,000. " (<text:a xlink:type="simple" xlink:href="https://spectrum.ieee.org/driverless-bus" office:target-frame-name="_blank" xlink:show="new" text:style-name="Internet_20_link" text:visited-style-name="Visited_20_Internet_20_Link">https://spectrum.ieee.org/driverless-bus</text:a>) </text:p>
          <text:list>
            <text:list-item>
              <text:p text:style-name="P9">"electric motor, are considerably more costly—priced at approximately $714,000 per unit" (<text:a xlink:type="simple" xlink:href="https://www.liveabout.com/bus-cost-to-purchase-and-operate-2798845" office:target-frame-name="_blank" xlink:show="new" text:style-name="Internet_20_link" text:visited-style-name="Visited_20_Internet_20_Link">https://www.liveabout.com/bus-cost-to-purchase-and-operate-2798845</text:a>)</text:p>
              <text:list>
                <text:list-item>
                  <text:p text:style-name="P10">814,000 / 5 = 162800</text:p>
                </text:list-item>
              </text:list>
            </text:list-item>
          </text:list>
        </text:list-item>
      </text:list>
      <text:p text:style-name="Text_20_body"/>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meta:creation-date>2025-10-08T16:43:00Z</meta:creation-date>
    <dc:date>2025-10-21T01:53:22.181107100</dc:date>
    <meta:editing-cycles>11</meta:editing-cycles>
    <meta:editing-duration>PT2H26M47S</meta:editing-duration>
    <meta:document-statistic meta:table-count="0" meta:image-count="0" meta:object-count="0" meta:page-count="2" meta:paragraph-count="27" meta:word-count="359" meta:character-count="2335" meta:non-whitespace-character-count="2005"/>
    <meta:template xlink:type="simple" xlink:actuate="onRequest" xlink:title="" xlink:href="../Traffic%20Doc.odt/Normal"/>
  </office:meta>
</office:document-meta>
</file>